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360000004A30263C5DB1AE7E44.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noto sans" svg:font-family="'noto sans', 'helvetica neue', helvetica, arial, sans-serif"/>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fo:font-style="italic" officeooo:rsid="0013b35d" officeooo:paragraph-rsid="0013b35d" style:font-style-asian="italic" style:font-style-complex="italic"/>
    </style:style>
    <style:style style:name="P3" style:family="paragraph" style:parent-style-name="Header">
      <style:text-properties fo:font-style="italic" officeooo:rsid="0013b35d" officeooo:paragraph-rsid="001867df" style:font-style-asian="italic" style:font-style-complex="italic"/>
    </style:style>
    <style:style style:name="P4" style:family="paragraph" style:parent-style-name="Standard">
      <style:paragraph-properties fo:break-before="page"/>
      <style:text-properties officeooo:rsid="00150b9f" officeooo:paragraph-rsid="00150b9f"/>
    </style:style>
    <style:style style:name="P5" style:family="paragraph" style:parent-style-name="Standard">
      <style:text-properties officeooo:rsid="00150b9f" officeooo:paragraph-rsid="00150b9f"/>
    </style:style>
    <style:style style:name="P6" style:family="paragraph" style:parent-style-name="Text_20_body">
      <style:paragraph-properties fo:padding="0.049cm" fo:border="0.06pt solid #d9d9e3"/>
    </style:style>
    <style:style style:name="P7" style:family="paragraph" style:parent-style-name="Text_20_body">
      <style:text-properties officeooo:rsid="00150b9f" officeooo:paragraph-rsid="00150b9f"/>
    </style:style>
    <style:style style:name="P8" style:family="paragraph" style:parent-style-name="Text_20_body">
      <style:paragraph-properties fo:padding="0.049cm" fo:border="0.06pt solid #d9d9e3"/>
      <style:text-properties officeooo:rsid="00150b9f"/>
    </style:style>
    <style:style style:name="T1" style:family="text">
      <style:text-properties loext:padding="0.049cm" loext:border="0.06pt solid #d9d9e3"/>
    </style:style>
    <style:style style:name="T2" style:family="text">
      <style:text-properties officeooo:rsid="00151414"/>
    </style:style>
    <style:style style:name="T3" style:family="text">
      <style:text-properties officeooo:rsid="0016f151"/>
    </style:style>
    <style:style style:name="T4" style:family="text">
      <style:text-properties officeooo:rsid="0019d0b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Strong_20_Emphasis"><text:span text:style-name="T1">Pregunta 1:</text:span></text:span> ¿Qué es un gestor de arranque y cuál es su función principal en un sistema Linux?</text:p>
      <text:p text:style-name="P6"><text:span text:style-name="Strong_20_Emphasis"><text:span text:style-name="T1">Respuesta 1:</text:span></text:span> Un gestor de arranque es un programa que se encarga de cargar el sistema operativo en la memoria RAM al iniciar la computadora. Su función principal es permitir la selección del sistema operativo que se va a cargar y gestionar el proceso de arranque.</text:p>
      <text:p text:style-name="Horizontal_20_Line"/>
      <text:p text:style-name="P6"><text:span text:style-name="Strong_20_Emphasis"><text:span text:style-name="T1">Pregunta 2:</text:span></text:span> ¿Cuál es el gestor de arranque más comúnmente utilizado en sistemas Linux?</text:p>
      <text:p text:style-name="P6"><text:span text:style-name="Strong_20_Emphasis"><text:span text:style-name="T1">Respuesta 2:</text:span></text:span> El gestor de arranque más comúnmente utilizado en sistemas Linux es GRUB (Grand Unified Bootloader).</text:p>
      <text:p text:style-name="Horizontal_20_Line"/>
      <text:p text:style-name="P6"><text:span text:style-name="Strong_20_Emphasis"><text:span text:style-name="T1">Pregunta 3:</text:span></text:span> ¿Qué es el cargador de arranque UEFI y en qué se diferencia de GRUB en sistemas BIOS?</text:p>
      <text:p text:style-name="P6"><text:span text:style-name="Strong_20_Emphasis"><text:span text:style-name="T1">Respuesta 3:</text:span></text:span> El cargador de arranque UEFI reemplaza a GRUB en sistemas UEFI y utiliza el firmware UEFI en lugar de la BIOS. Proporciona una interfaz de inicio más moderna y admite características como el arranque seguro.</text:p>
      <text:p text:style-name="Horizontal_20_Line"/>
      <text:p text:style-name="P6"><text:span text:style-name="Strong_20_Emphasis"><text:span text:style-name="T1">Pregunta 4:</text:span></text:span> ¿Cuál es el archivo de configuración principal de GRUB y dónde se encuentra en la mayoría de las distribuciones Linux?</text:p>
      <text:p text:style-name="P6"><text:span text:style-name="Strong_20_Emphasis"><text:span text:style-name="T1">Respuesta 4:</text:span></text:span> El archivo de configuración principal de GRUB es <text:span text:style-name="Source_20_Text"><text:span text:style-name="T1">/boot/grub/grub.cfg</text:span></text:span> en la mayoría de las distribuciones Linux.</text:p>
      <text:p text:style-name="Horizontal_20_Line"/>
      <text:p text:style-name="P6"><text:span text:style-name="Strong_20_Emphasis"><text:span text:style-name="T1">Pregunta 5:</text:span></text:span> ¿Cómo se puede instalar GRUB en el sector de arranque del disco duro?</text:p>
      <text:p text:style-name="P6"><text:span text:style-name="Strong_20_Emphasis"><text:span text:style-name="T1">Respuesta 5:</text:span></text:span> Puedes instalar GRUB en el sector de arranque del disco duro utilizando el comando <text:span text:style-name="Source_20_Text"><text:span text:style-name="T1">grub-install /dev/sdX</text:span></text:span>, donde "/dev/sdX" es el disco duro en el que deseas instalarlo.</text:p>
      <text:p text:style-name="Horizontal_20_Line"/>
      <text:p text:style-name="P6"><text:span text:style-name="Strong_20_Emphasis"><text:span text:style-name="T1">Pregunta 6:</text:span></text:span> ¿Cuál es el propósito del archivo <text:span text:style-name="Source_20_Text"><text:span text:style-name="T1">menu.lst</text:span></text:span> en las versiones antiguas de GRUB (GRUB Legacy)?</text:p>
      <text:p text:style-name="P6"><text:span text:style-name="Strong_20_Emphasis"><text:span text:style-name="T1">Respuesta 6:</text:span></text:span> El archivo <text:span text:style-name="Source_20_Text"><text:span text:style-name="T1">menu.lst</text:span></text:span> en las versiones antiguas de GRUB se utilizaba para configurar el menú de arranque y definir las opciones de arranque disponibles.</text:p>
      <text:p text:style-name="Horizontal_20_Line"/>
      <text:p text:style-name="P6"><text:span text:style-name="Strong_20_Emphasis"><text:span text:style-name="T1">Pregunta 7:</text:span></text:span> ¿Qué es el cargador de arranque LILO y en qué se diferencia de GRUB?</text:p>
      <text:p text:style-name="P6"><text:soft-page-break/><text:span text:style-name="Strong_20_Emphasis"><text:span text:style-name="T1">Respuesta 7:</text:span></text:span> LILO (LInux LOader) fue un gestor de arranque más antiguo que GRUB. A diferencia de GRUB, LILO requería una configuración manual y no tenía muchas de las características avanzadas de GRUB.</text:p>
      <text:p text:style-name="Horizontal_20_Line"/>
      <text:p text:style-name="P6"><text:span text:style-name="Strong_20_Emphasis"><text:span text:style-name="T1">Pregunta 8:</text:span></text:span> ¿Cómo se puede configurar el tiempo de espera (timeout) en GRUB para que el menú de arranque se muestre durante un período específico?</text:p>
      <text:p text:style-name="P6"><text:span text:style-name="Strong_20_Emphasis"><text:span text:style-name="T1">Respuesta 8:</text:span></text:span> El tiempo de espera (timeout) en GRUB se puede configurar modificando la opción <text:span text:style-name="Source_20_Text"><text:span text:style-name="T1">GRUB_TIMEOUT</text:span></text:span> en el archivo de configuración <text:span text:style-name="Source_20_Text"><text:span text:style-name="T1">/etc/default/grub</text:span></text:span> y luego ejecutando <text:span text:style-name="Source_20_Text"><text:span text:style-name="T1">update-grub</text:span></text:span> para aplicar los cambios.</text:p>
      <text:p text:style-name="Horizontal_20_Line"/>
      <text:p text:style-name="P6"><text:span text:style-name="Strong_20_Emphasis"><text:span text:style-name="T1">Pregunta 9:</text:span></text:span> ¿Qué es el proceso de "chaining" en un gestor de arranque y cuál es su propósito?</text:p>
      <text:p text:style-name="P6"><text:span text:style-name="Strong_20_Emphasis"><text:span text:style-name="T1">Respuesta 9:</text:span></text:span> El proceso de "chaining" en un gestor de arranque permite cargar otro gestor de arranque desde el gestor de arranque principal. Se utiliza para arrancar sistemas operativos secundarios o sistemas en particiones diferentes.</text:p>
      <text:p text:style-name="Horizontal_20_Line"/>
      <text:p text:style-name="P6"><text:span text:style-name="Strong_20_Emphasis"><text:span text:style-name="T1">Pregunta 10:</text:span></text:span> ¿Cuál es la diferencia entre GRUB y GRUB2 (GRUB versión 2) en términos de características y configuración?</text:p>
      <text:p text:style-name="P6"><text:span text:style-name="Strong_20_Emphasis"><text:span text:style-name="T1">Respuesta 10:</text:span></text:span> GRUB2 es una versión más moderna de GRUB que presenta una configuración más flexible y admite características avanzadas, como el manejo de múltiples sistemas operativos y la gestión de configuraciones complejas.</text:p>
      <text:p text:style-name="Horizontal_20_Line"/>
      <text:p text:style-name="P6"><text:span text:style-name="Strong_20_Emphasis"><text:span text:style-name="T1">Pregunta 11:</text:span></text:span> ¿Qué comandos se pueden utilizar desde el menú de GRUB para realizar tareas como la selección de sistemas operativos o la edición de entradas de arranque?</text:p>
      <text:p text:style-name="P6"><text:span text:style-name="Strong_20_Emphasis"><text:span text:style-name="T1">Respuesta 11:</text:span></text:span> Desde el menú de GRUB, se pueden utilizar comandos como <text:span text:style-name="Source_20_Text"><text:span text:style-name="T1">set</text:span></text:span>, <text:span text:style-name="Source_20_Text"><text:span text:style-name="T1">root</text:span></text:span>, <text:span text:style-name="Source_20_Text"><text:span text:style-name="T1">kernel</text:span></text:span>, <text:span text:style-name="Source_20_Text"><text:span text:style-name="T1">initrd</text:span></text:span>, <text:span text:style-name="Source_20_Text"><text:span text:style-name="T1">boot</text:span></text:span>, <text:span text:style-name="Source_20_Text"><text:span text:style-name="T1">chainloader</text:span></text:span>, y <text:span text:style-name="Source_20_Text"><text:span text:style-name="T1">configfile</text:span></text:span> para realizar tareas como la selección de sistemas operativos o la edición de entradas de arranque.</text:p>
      <text:p text:style-name="Horizontal_20_Line"/>
      <text:p text:style-name="P6"><text:span text:style-name="Strong_20_Emphasis"><text:span text:style-name="T1">Pregunta 12:</text:span></text:span> ¿Qué es el "modo de usuario único" en GRUB y cuál es su propósito?</text:p>
      <text:p text:style-name="P6"><text:span text:style-name="Strong_20_Emphasis"><text:span text:style-name="T1">Respuesta 12:</text:span></text:span> El "modo de usuario único" en GRUB se utiliza para iniciar el sistema en modo de usuario único, que es un modo de recuperación en el que se puede realizar mantenimiento y solucionar problemas del sistema.</text:p>
      <text:p text:style-name="Horizontal_20_Line"><text:soft-page-break/></text:p>
      <text:p text:style-name="P6"><text:span text:style-name="Strong_20_Emphasis"><text:span text:style-name="T1">Pregunta 13:</text:span></text:span> ¿Qué es el "modo de rescate" en GRUB y cuándo se utiliza?</text:p>
      <text:p text:style-name="P6"><text:span text:style-name="Strong_20_Emphasis"><text:span text:style-name="T1">Respuesta 13:</text:span></text:span> El "modo de rescate" en GRUB se utiliza cuando el gestor de arranque no puede iniciar el sistema operativo principal. Permite al usuario realizar acciones de recuperación para solucionar problemas de arranque.</text:p>
      <text:p text:style-name="Horizontal_20_Line"/>
      <text:p text:style-name="P6"><text:span text:style-name="Strong_20_Emphasis"><text:span text:style-name="T1">Pregunta 14:</text:span></text:span> ¿Cuál es la diferencia entre GRUB Legacy y GRUB2 en términos de ubicación de archivos de configuración?</text:p>
      <text:p text:style-name="P6"><text:span text:style-name="Strong_20_Emphasis"><text:span text:style-name="T1">Respuesta 14:</text:span></text:span> En GRUB Legacy, los archivos de configuración se encuentran en <text:span text:style-name="Source_20_Text"><text:span text:style-name="T1">/boot/grub/menu.lst</text:span></text:span>. En GRUB2, el archivo de configuración principal se encuentra en <text:span text:style-name="Source_20_Text"><text:span text:style-name="T1">/boot/grub/grub.cfg</text:span></text:span> y la configuración personalizada se realiza en archivos separados en el directorio <text:span text:style-name="Source_20_Text"><text:span text:style-name="T1">/etc/grub.d/</text:span></text:span>.</text:p>
      <text:p text:style-name="Horizontal_20_Line"/>
      <text:p text:style-name="P6"><text:span text:style-name="Strong_20_Emphasis"><text:span text:style-name="T1">Pregunta 15:</text:span></text:span> ¿Cómo se puede actualizar el archivo de configuración de GRUB después de realizar cambios en la configuración?</text:p>
      <text:p text:style-name="P6"><text:span text:style-name="Strong_20_Emphasis"><text:span text:style-name="T1">Respuesta 15:</text:span></text:span> Puedes actualizar el archivo de configuración de GRUB ejecutando el comando <text:span text:style-name="Source_20_Text"><text:span text:style-name="T1">update-grub</text:span></text:span> en la mayoría de las distribuciones basadas en Debian o <text:span text:style-name="Source_20_Text"><text:span text:style-name="T1">grub-mkconfig -o /boot/grub/grub.cfg</text:span></text:span> en otras distribuciones.</text:p>
      <text:p text:style-name="Horizontal_20_Line"/>
      <text:p text:style-name="P6"><text:span text:style-name="Strong_20_Emphasis"><text:span text:style-name="T1">Pregunta 16:</text:span></text:span> ¿Cuál es el propósito de instalar un gestor de arranque en una partición de arranque separada?</text:p>
      <text:p text:style-name="P6"><text:span text:style-name="Strong_20_Emphasis"><text:span text:style-name="T1">Respuesta 16:</text:span></text:span> Instalar un gestor de arranque en una partición de arranque separada permite una mayor flexibilidad al cambiar o actualizar sistemas operativos sin afectar al gestor de arranque principal.</text:p>
      <text:p text:style-name="Horizontal_20_Line"/>
      <text:p text:style-name="P8"><text:span text:style-name="Strong_20_Emphasis"><text:span text:style-name="T1">Pregunta 17:</text:span></text:span> ¿Qué es el proceso de "bootstrapping" en un gestor de arranque y cómo afecta al arranque del sistema?</text:p>
      <text:p text:style-name="P6"><text:span text:style-name="Strong_20_Emphasis"><text:span text:style-name="T1">Respuesta 17:</text:span></text:span> El proceso de "bootstrapping" en un gestor de arranque implica la carga de componentes esenciales del sistema operativo en la memoria RAM para iniciar el sistema. Afecta al arranque del sistema al cargar el kernel y otros elementos necesarios.</text:p>
      <text:p text:style-name="Horizontal_20_Line"/>
      <text:p text:style-name="P6"><text:soft-page-break/><text:span text:style-name="Strong_20_Emphasis"><text:span text:style-name="T1">Pregunta 18:</text:span></text:span> ¿Cuál es el propósito del archivo <text:span text:style-name="Source_20_Text"><text:span text:style-name="T1">grub.cfg</text:span></text:span> en GRUB2 y cómo se genera?</text:p>
      <text:p text:style-name="P6"><text:span text:style-name="Strong_20_Emphasis"><text:span text:style-name="T1">Respuesta 18:</text:span></text:span> El archivo <text:span text:style-name="Source_20_Text"><text:span text:style-name="T1">grub.cfg</text:span></text:span> en GRUB2 es el archivo de configuración principal que contiene las opciones de arranque. Se genera automáticamente mediante la ejecución de <text:span text:style-name="Source_20_Text"><text:span text:style-name="T1">update-grub</text:span></text:span> o <text:span text:style-name="Source_20_Text"><text:span text:style-name="T1">grub-mkconfig</text:span></text:span> después de realizar cambios en la configuración.</text:p>
      <text:p text:style-name="Horizontal_20_Line"/>
      <text:p text:style-name="P6"><text:span text:style-name="Strong_20_Emphasis"><text:span text:style-name="T1">Pregunta 19:</text:span></text:span> ¿Cuál es la función del comando <text:span text:style-name="Source_20_Text"><text:span text:style-name="T1">grub-mkconfig</text:span></text:span> en GRUB2?</text:p>
      <text:p text:style-name="P6"><text:span text:style-name="Strong_20_Emphasis"><text:span text:style-name="T1">Respuesta 19:</text:span></text:span> El comando <text:span text:style-name="Source_20_Text"><text:span text:style-name="T1">grub-mkconfig</text:span></text:span> se utiliza en GRUB2 para generar el archivo de configuración <text:span text:style-name="Source_20_Text"><text:span text:style-name="T1">grub.cfg</text:span></text:span> a partir de los archivos de configuración y scripts en <text:span text:style-name="Source_20_Text"><text:span text:style-name="T1">/etc/grub.d/</text:span></text:span> y <text:span text:style-name="Source_20_Text"><text:span text:style-name="T1">/etc/default/grub</text:span></text:span>.</text:p>
      <text:p text:style-name="Horizontal_20_Line"/>
      <text:p text:style-name="P6"><text:span text:style-name="Strong_20_Emphasis"><text:span text:style-name="T1">Pregunta 20:</text:span></text:span> ¿Qué es el "modo de recuperación" en GRUB y cuándo se utiliza?</text:p>
      <text:p text:style-name="P6"><text:span text:style-name="Strong_20_Emphasis"><text:span text:style-name="T1">Respuesta 20:</text:span></text:span> El "modo de recuperación" en GRUB es una opción que se utiliza para iniciar el sistema en un estado de recuperación, lo que permite realizar tareas de solución de problemas y mantenimiento del sistema.</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noto sans" svg:font-family="'noto sans',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013b35d" officeooo:paragraph-rsid="001867df" style:font-style-asian="italic" style:font-style-complex="italic"/>
    </style:style>
    <style:style style:name="MP2" style:family="paragraph" style:parent-style-name="Footer">
      <style:paragraph-properties fo:text-align="end" style:justify-single-word="false"/>
    </style:style>
    <style:style style:name="MT1" style:family="text">
      <style:text-properties officeooo:rsid="0019d0b9"/>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draw:frame draw:style-name="Mfr1" draw:name="Imagen2" text:anchor-type="char" svg:x="11.88cm" svg:y="-0.66cm" svg:width="5.054cm" svg:height="1.207cm" draw:z-index="3"><draw:image xlink:href="Pictures/10000001000001360000004A30263C5DB1AE7E44.png" xlink:type="simple" xlink:show="embed" xlink:actuate="onLoad" draw:mime-type="image/png"/></draw:frame><text:span text:style-name="MT1">Instalación y gestión de paquetes</text:span>:</text:p>
        <text:p text:style-name="MP1"><text:s text:c="2"/>Instalar un gestor de arranque</text:p>
      </style:header>
      <style:footer>
        <text:p text:style-name="MP2"><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0:04:41.848317391</meta:creation-date>
    <dc:date>2023-09-05T20:38:43.559462176</dc:date>
    <meta:editing-duration>PT33M59S</meta:editing-duration>
    <meta:editing-cycles>11</meta:editing-cycles>
    <meta:generator>LibreOffice/7.4.1.2$Linux_X86_64 LibreOffice_project/3c58a8f3a960df8bc8fd77b461821e42c061c5f0</meta:generator>
    <meta:document-statistic meta:table-count="0" meta:image-count="2" meta:object-count="0" meta:page-count="4" meta:paragraph-count="44" meta:word-count="1022" meta:character-count="6343" meta:non-whitespace-character-count="5363"/>
  </office:meta>
</office:document-meta>
</file>